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86cm" svg:height="7.959cm" svg:x="0.392cm" svg:y="0.153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453cm" fo:page-height="8.3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4T22:36:36.560727230</meta:creation-date>
    <dc:date>2016-07-14T22:37:49.209538718</dc:date>
    <meta:editing-duration>P0D</meta:editing-duration>
    <meta:editing-cycles>1</meta:editing-cycles>
    <meta:document-statistic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87cm" svg:height="7.96cm" xlink:href="." xlink:type="simple" chart:class="chart:bar" chart:style-name="ch1">
        <chart:legend chart:legend-position="top" svg:x="3.835cm" svg:y="0.185cm" style:legend-expansion="wide" chart:style-name="ch2"/>
        <chart:plot-area chart:style-name="ch3" chart:data-source-has-labels="both" svg:x="1.276cm" svg:y="0.942cm" svg:width="11.746cm" svg:height="5.878cm">
          <chartooo:coordinate-region svg:x="2.083cm" svg:y="1.141cm" svg:width="10.939cm" svg:height="5.032cm"/>
          <chart:axis chart:dimension="x" chart:name="primary-x" chart:style-name="ch4" chartooo:axis-type="auto">
            <chartooo:date-scale/>
            <chart:title svg:x="4.949cm" svg:y="6.979cm" chart:style-name="ch5">
              <text:p>Percentage of Malleable Jobs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5.486cm" chart:style-name="ch7">
              <text:p>Execution Time [mins]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series chart:style-name="ch10" chart:values-cell-range-address="local-table.$C$2:.$C$4" chart:label-cell-address="local-table.$C$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ldable+rigid</text:p>
              </table:table-cell>
              <table:table-cell office:value-type="string">
                <text:p>malleable+rigid</text:p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</table:table-cell>
              <table:table-cell office:value-type="float" office:value="243">
                <text:p>24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233.5">
                <text:p>233.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45">
                <text:p>245</text:p>
              </table:table-cell>
              <table:table-cell office:value-type="float" office:value="237.5">
                <text:p>23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